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styles/theme.js</text:p>
      <text:p text:style-name="Standard">export const theme = {</text:p>
      <text:p text:style-name="Standard"><text:s text:c="2"/>colors: {</text:p>
      <text:p text:style-name="Standard"><text:s text:c="4"/>primary: {</text:p>
      <text:p text:style-name="Standard"><text:s text:c="6"/>main: '#1A237E',</text:p>
      <text:p text:style-name="Standard"><text:s text:c="6"/>light: '#4A148C',</text:p>
      <text:p text:style-name="Standard"><text:s text:c="6"/>accent: '#D81B60',</text:p>
      <text:p text:style-name="Standard"><text:s text:c="4"/>},</text:p>
      <text:p text:style-name="Standard"><text:s text:c="4"/>secondary: {</text:p>
      <text:p text:style-name="Standard"><text:s text:c="6"/>main: '#F5F5F5',</text:p>
      <text:p text:style-name="Standard"><text:s text:c="6"/>light: '#FFD700',</text:p>
      <text:p text:style-name="Standard"><text:s text:c="6"/>accent: '#64FFDA',</text:p>
      <text:p text:style-name="Standard"><text:s text:c="4"/>},</text:p>
      <text:p text:style-name="Standard"><text:s text:c="4"/>highlight: {</text:p>
      <text:p text:style-name="Standard"><text:s text:c="6"/>orange: '#FF6F00',</text:p>
      <text:p text:style-name="Standard"><text:s text:c="6"/>green: '#00BFA5',</text:p>
      <text:p text:style-name="Standard"><text:s text:c="4"/>},</text:p>
      <text:p text:style-name="Standard"><text:s text:c="4"/>text: {</text:p>
      <text:p text:style-name="Standard"><text:s text:c="6"/>primary: '#F5F5F5',</text:p>
      <text:p text:style-name="Standard"><text:s text:c="6"/>secondary: '#B0BEC5',</text:p>
      <text:p text:style-name="Standard"><text:s text:c="4"/>},</text:p>
      <text:p text:style-name="Standard"><text:s text:c="4"/>background: {</text:p>
      <text:p text:style-name="Standard"><text:s text:c="6"/>default: '#1A237E',</text:p>
      <text:p text:style-name="Standard"><text:s text:c="6"/>paper: '#2C387E',</text:p>
      <text:p text:style-name="Standard"><text:s text:c="4"/>},</text:p>
      <text:p text:style-name="Standard"><text:s text:c="2"/>},</text:p>
      <text:p text:style-name="Standard"><text:s text:c="2"/>spacing: (factor) =&gt; `${factor * 8}px`,</text:p>
      <text:p text:style-name="Standard"><text:s text:c="2"/>borderRadius: '8px',</text:p>
      <text:p text:style-name="Standard"><text:s text:c="2"/>shadows: {</text:p>
      <text:p text:style-name="Standard"><text:s text:c="4"/>small: '0 2px 4px rgba(0,0,0,0.1)',</text:p>
      <text:p text:style-name="Standard"><text:s text:c="4"/>medium: '0 4px 8px rgba(0,0,0,0.2)',</text:p>
      <text:p text:style-name="Standard"><text:s text:c="4"/>large: '0 8px 16px rgba(0,0,0,0.3)',</text:p>
      <text:p text:style-name="Standard"><text:s text:c="2"/>},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4$Win32 OpenOffice.org_project/4114m1$Build-9811</meta:generator>
    <dc:date>2024-09-07T15:58:50.30</dc:date>
    <meta:document-statistic meta:table-count="0" meta:image-count="0" meta:object-count="0" meta:page-count="1" meta:paragraph-count="34" meta:word-count="76" meta:character-count="648"/>
    <dc:creator>ronan salaun</dc:creator>
    <meta:user-defined meta:name="Info 1"/>
    <meta:user-defined meta:name="Info 2"/>
    <meta:user-defined meta:name="Info 3"/>
    <meta:user-defined meta:name="Info 4"/>
  </office:meta>
</office:document-meta>
</file>